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How To Loose Your Seat Of Power</text:p>
      <text:p text:style-name="P3"><text:tab/>Politicians come and go like blossoms in a wasteland. They all seem to begin with their budding ideals, driving followers into fame, just to be found with their unstable imperfections out in the open, and crushed under the political fallout. My families old past is filled with powerful political figures, as the Parnell's were one of the few families with voting rights in the UK, especially most notably in Ireland, Dublin. This is the place where one of the most powerful and influential political figures grew to fame, promoting “Home Rule,” yet lost it all like a puff of smoke, Charles Stewart Parnell.</text:p>
      <text:p text:style-name="P3"><text:tab/>The man is Charles Stewart Parnell, a man who I know of, proudly declared by my father of being related to the same Dublin family, yet probably the only cultural aspect my father chooses to tell me about. He was a rebel, just as everyone in my family are still to this day rebels, never seemingly fully trusting authority. Charles called for the freedom of Ireland, to end the poverty that they were facing, and at one point was actually declared “The uncrowned king of Ireland.” A famous man that stood his ground against tyranny, placing his own life within the spotlight for enemies to pick at.</text:p>
      <text:p text:style-name="P3"><text:tab/>Charles had the strength and power to motivate individuals to group together and fight for their freedom, and showing how together they were strong. He enabled farmers to stay on their own properties when the unfair British taxes would have prevented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9-29T19:48:18.73</meta:creation-date>
    <dc:date>2014-09-29T23:22:33.31</dc:date>
    <meta:editing-duration>PT03H16M43S</meta:editing-duration>
    <meta:editing-cycles>6</meta:editing-cycles>
    <meta:generator>OpenOffice.org/3.0$Win32 OpenOffice.org_project/300m15$Build-9379</meta:generator>
    <meta:document-statistic meta:table-count="0" meta:image-count="0" meta:object-count="0" meta:page-count="1" meta:paragraph-count="4" meta:word-count="261" meta:character-count="1495"/>
    <meta:user-defined meta:name="Info 1"/>
    <meta:user-defined meta:name="Info 2"/>
    <meta:user-defined meta:name="Info 3"/>
    <meta:user-defined meta:name="Info 4"/>
  </office:meta>
</office:document-meta>
</file>